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text-properties style:font-name="Arial" style:text-underline-style="none" fo:font-weight="bold" style:font-weight-asian="bold" style:font-weight-complex="bold"/>
    </style:style>
    <style:style style:name="P3" style:family="paragraph" style:parent-style-name="Standard" style:list-style-name="L2">
      <style:text-properties style:font-name="Arial" style:text-underline-style="none" fo:font-weight="bold" style:font-weight-asian="bold"/>
    </style:style>
    <style:style style:name="P4" style:family="paragraph" style:parent-style-name="Standard" style:list-style-name="L2">
      <style:text-properties style:font-name="Arial" fo:font-size="11pt" style:text-underline-style="none" fo:font-weight="bold" style:font-size-asian="11pt" style:font-weight-asian="bold" style:font-size-complex="11pt"/>
    </style:style>
    <style:style style:name="P5" style:family="paragraph" style:parent-style-name="Standard">
      <style:text-properties style:font-name="Arial" fo:font-size="11pt" style:text-underline-style="none" fo:font-weight="bold" style:font-name-asian="MS Mincho" style:font-size-asian="11pt" style:font-weight-asian="bold" style:font-name-complex="Arial" style:font-size-complex="11pt"/>
    </style:style>
    <style:style style:name="P6" style:family="paragraph" style:parent-style-name="Standard">
      <style:text-properties style:font-name="Arial" fo:font-size="11pt" style:text-underline-style="none" style:font-size-asian="11pt" style:font-size-complex="11pt"/>
    </style:style>
    <style:style style:name="P7" style:family="paragraph" style:parent-style-name="Standard" style:list-style-name="L1">
      <style:text-properties style:font-name="Arial" fo:font-size="11pt" fo:font-weight="bold" style:font-size-asian="11pt" style:font-weight-asian="bold" style:font-size-complex="11pt"/>
    </style:style>
    <style:style style:name="P8" style:family="paragraph" style:parent-style-name="Standard" style:list-style-name="L6">
      <style:paragraph-properties fo:text-align="justify" style:justify-single-word="false"/>
      <style:text-properties style:font-name="Arial" fo:font-size="11pt" fo:font-weight="bold" style:font-size-asian="11pt" style:font-weight-asian="bold" style:font-size-complex="11pt"/>
    </style:style>
    <style:style style:name="P9" style:family="paragraph" style:parent-style-name="Standard" style:list-style-name="L3">
      <style:paragraph-properties fo:text-align="justify" style:justify-single-word="false"/>
      <style:text-properties style:font-name="Arial" fo:font-size="11pt" fo:font-weight="bold" style:font-size-asian="11pt" style:font-weight-asian="bold" style:font-size-complex="11pt"/>
    </style:style>
    <style:style style:name="P10" style:family="paragraph" style:parent-style-name="Standard" style:list-style-name="L4">
      <style:paragraph-properties fo:text-align="justify" style:justify-single-word="false"/>
      <style:text-properties style:font-name="Arial" fo:font-size="11pt" fo:font-weight="bold" style:font-size-asian="11pt" style:font-weight-asian="bold" style:font-size-complex="11pt"/>
    </style:style>
    <style:style style:name="P11" style:family="paragraph" style:parent-style-name="Standard" style:list-style-name="L5">
      <style:paragraph-properties fo:text-align="justify" style:justify-single-word="false"/>
      <style:text-properties style:font-name="Arial" fo:font-size="11pt" fo:font-weight="bold" style:font-size-asian="11pt" style:font-weight-asian="bold" style:font-size-complex="11pt"/>
    </style:style>
    <style:style style:name="P12" style:family="paragraph" style:parent-style-name="Standard" style:list-style-name="L16">
      <style:text-properties style:font-name="Arial" fo:font-size="11pt" fo:font-weight="bold" style:font-size-asian="11pt" style:font-weight-asian="bold" style:font-size-complex="11pt"/>
    </style:style>
    <style:style style:name="P13" style:family="paragraph" style:parent-style-name="Standard" style:list-style-name="L18">
      <style:text-properties style:font-name="Arial" fo:font-size="11pt" fo:font-weight="bold" style:font-size-asian="11pt" style:font-weight-asian="bold" style:font-size-complex="11pt"/>
    </style:style>
    <style:style style:name="P14" style:family="paragraph" style:parent-style-name="Standard" style:list-style-name="L20">
      <style:text-properties style:font-name="Arial" fo:font-size="11pt" fo:font-weight="bold" style:font-size-asian="11pt" style:font-weight-asian="bold" style:font-size-complex="11pt"/>
    </style:style>
    <style:style style:name="P15" style:family="paragraph" style:parent-style-name="Standard" style:list-style-name="L22">
      <style:text-properties style:font-name="Arial" fo:font-size="11pt" fo:font-weight="bold" style:font-size-asian="11pt" style:font-weight-asian="bold" style:font-size-complex="11pt"/>
    </style:style>
    <style:style style:name="P16" style:family="paragraph" style:parent-style-name="Standard" style:list-style-name="L24">
      <style:text-properties style:font-name="Arial" fo:font-size="11pt" fo:font-weight="bold" style:font-size-asian="11pt" style:font-weight-asian="bold" style:font-size-complex="11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list-style-name="L1">
      <style:text-properties style:font-name="Arial" fo:font-size="11pt" style:font-size-asian="11pt" style:font-size-complex="11pt"/>
    </style:style>
    <style:style style:name="P19" style:family="paragraph" style:parent-style-name="Standard" style:list-style-name="L3">
      <style:text-properties style:font-name="Arial" fo:font-size="11pt" style:font-size-asian="11pt" style:font-size-complex="11pt"/>
    </style:style>
    <style:style style:name="P20" style:family="paragraph" style:parent-style-name="Standard" style:list-style-name="L2">
      <style:text-properties style:font-name="Arial" fo:font-size="11pt" style:font-size-asian="11pt" style:font-size-complex="11pt"/>
    </style:style>
    <style:style style:name="P21" style:family="paragraph" style:parent-style-name="Standard" style:list-style-name="L4">
      <style:text-properties style:font-name="Arial" fo:font-size="11pt" style:font-size-asian="11pt" style:font-size-complex="11pt"/>
    </style:style>
    <style:style style:name="P22" style:family="paragraph" style:parent-style-name="Standard" style:list-style-name="L5">
      <style:text-properties style:font-name="Arial" fo:font-size="11pt" style:font-size-asian="11pt" style:font-size-complex="11pt"/>
    </style:style>
    <style:style style:name="P23" style:family="paragraph" style:parent-style-name="Standard" style:list-style-name="L6">
      <style:text-properties style:font-name="Arial" fo:font-size="11pt" style:font-size-asian="11pt" style:font-size-complex="11pt"/>
    </style:style>
    <style:style style:name="P24" style:family="paragraph" style:parent-style-name="Standard" style:list-style-name="L6">
      <style:paragraph-properties fo:text-align="justify" style:justify-single-word="false"/>
      <style:text-properties style:font-name="Arial" fo:font-size="11pt" style:font-size-asian="11pt" style:font-size-complex="11pt"/>
    </style:style>
    <style:style style:name="P25" style:family="paragraph" style:parent-style-name="Standard" style:list-style-name="L5">
      <style:paragraph-properties fo:text-align="justify" style:justify-single-word="false"/>
      <style:text-properties style:font-name="Arial" fo:font-size="11pt" style:font-size-asian="11pt" style:font-size-complex="11pt"/>
    </style:style>
    <style:style style:name="P26" style:family="paragraph" style:parent-style-name="Standard" style:list-style-name="L4">
      <style:paragraph-properties fo:text-align="justify" style:justify-single-word="false"/>
      <style:text-properties style:font-name="Arial" fo:font-size="11pt" style:font-size-asian="11pt" style:font-size-complex="11pt"/>
    </style:style>
    <style:style style:name="P27" style:family="paragraph" style:parent-style-name="Standard" style:list-style-name="L15">
      <style:text-properties style:font-name="Arial" fo:font-size="11pt" style:font-size-asian="11pt" style:font-size-complex="11pt"/>
    </style:style>
    <style:style style:name="P28" style:family="paragraph" style:parent-style-name="Standard" style:list-style-name="L16">
      <style:text-properties style:font-name="Arial" fo:font-size="11pt" style:font-size-asian="11pt" style:font-size-complex="11pt"/>
    </style:style>
    <style:style style:name="P29" style:family="paragraph" style:parent-style-name="Standard" style:list-style-name="L18">
      <style:text-properties style:font-name="Arial" fo:font-size="11pt" style:font-size-asian="11pt" style:font-size-complex="11pt"/>
    </style:style>
    <style:style style:name="P30" style:family="paragraph" style:parent-style-name="Standard" style:list-style-name="L20">
      <style:text-properties style:font-name="Arial" fo:font-size="11pt" style:font-size-asian="11pt" style:font-size-complex="11pt"/>
    </style:style>
    <style:style style:name="P31" style:family="paragraph" style:parent-style-name="Standard" style:list-style-name="L22">
      <style:text-properties style:font-name="Arial" fo:font-size="11pt" style:font-size-asian="11pt" style:font-size-complex="11pt"/>
    </style:style>
    <style:style style:name="P32" style:family="paragraph" style:parent-style-name="Standard" style:list-style-name="L24">
      <style:text-properties style:font-name="Arial" fo:font-size="11pt" style:font-size-asian="11pt" style:font-size-complex="11pt"/>
    </style:style>
    <style:style style:name="P33" style:family="paragraph" style:parent-style-name="Standard">
      <style:text-properties style:font-name="Arial" fo:font-size="11pt" style:font-name-asian="MS Mincho" style:font-size-asian="11pt" style:font-name-complex="Arial" style:font-size-complex="11pt"/>
    </style:style>
    <style:style style:name="P34" style:family="paragraph" style:parent-style-name="Standard" style:list-style-name="L5">
      <style:paragraph-properties fo:text-align="justify" style:justify-single-word="false"/>
    </style:style>
    <style:style style:name="P35" style:family="paragraph" style:parent-style-name="Standard" style:list-style-name="L1"/>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8"/>
    <style:style style:name="P41" style:family="paragraph" style:parent-style-name="Standard">
      <style:text-properties style:font-name-asian="MS Mincho" style:font-name-complex="Arial"/>
    </style:style>
    <style:style style:name="P42" style:family="paragraph" style:parent-style-name="Standard" style:list-style-name="L17"/>
    <style:style style:name="P43" style:family="paragraph" style:parent-style-name="Standard" style:list-style-name="L16"/>
    <style:style style:name="P44" style:family="paragraph" style:parent-style-name="Standard" style:list-style-name="L19"/>
    <style:style style:name="P45" style:family="paragraph" style:parent-style-name="Standard" style:list-style-name="L18"/>
    <style:style style:name="P46" style:family="paragraph" style:parent-style-name="Standard" style:list-style-name="L21"/>
    <style:style style:name="P47" style:family="paragraph" style:parent-style-name="Standard" style:list-style-name="L20"/>
    <style:style style:name="P48" style:family="paragraph" style:parent-style-name="Standard" style:list-style-name="L23"/>
    <style:style style:name="P49" style:family="paragraph" style:parent-style-name="Standard" style:list-style-name="L22"/>
    <style:style style:name="P50" style:family="paragraph" style:parent-style-name="Standard" style:list-style-name="L25"/>
    <style:style style:name="P51" style:family="paragraph" style:parent-style-name="Standard" style:list-style-name="L24"/>
    <style:style style:name="P52" style:family="paragraph" style:parent-style-name="Standard" style:list-style-name="WW8Num28">
      <style:paragraph-properties fo:text-align="justify" style:justify-single-word="false"/>
      <style:text-properties fo:language="es" fo:country="MX" style:font-name-complex="Arial"/>
    </style:style>
    <style:style style:name="P53" style:family="paragraph" style:parent-style-name="Standard" style:list-style-name="L8">
      <style:paragraph-properties fo:margin-left="2.501cm" fo:margin-right="0cm" fo:text-align="justify" style:justify-single-word="false" fo:text-indent="-0.635cm" style:auto-text-indent="false"/>
    </style:style>
    <style:style style:name="P54" style:family="paragraph" style:parent-style-name="Standard" style:list-style-name="L8">
      <style:paragraph-properties fo:margin-left="2.501cm" fo:margin-right="0cm" fo:text-align="justify" style:justify-single-word="false" fo:text-indent="-0.635cm" style:auto-text-indent="false"/>
      <style:text-properties style:font-name="Arial" fo:font-size="11pt" style:font-size-asian="11pt" style:font-size-complex="11pt"/>
    </style:style>
    <style:style style:name="P55" style:family="paragraph" style:parent-style-name="Standard" style:list-style-name="L9">
      <style:paragraph-properties fo:margin-left="3.752cm" fo:margin-right="0cm" fo:text-align="justify" style:justify-single-word="false" fo:text-indent="-0.635cm" style:auto-text-indent="false"/>
      <style:text-properties fo:font-weight="bold" style:font-weight-asian="bold" style:font-weight-complex="bold"/>
    </style:style>
    <style:style style:name="P56" style:family="paragraph" style:parent-style-name="Standard" style:list-style-name="L11">
      <style:paragraph-properties fo:margin-left="3.752cm" fo:margin-right="0cm" fo:text-align="justify" style:justify-single-word="false" fo:text-indent="-0.635cm" style:auto-text-indent="false"/>
      <style:text-properties fo:font-weight="bold" style:font-weight-asian="bold" style:font-weight-complex="bold"/>
    </style:style>
    <style:style style:name="P57" style:family="paragraph" style:parent-style-name="Standard" style:list-style-name="L10">
      <style:paragraph-properties fo:margin-left="3.752cm" fo:margin-right="0cm" fo:text-align="justify" style:justify-single-word="false" fo:text-indent="-0.635cm" style:auto-text-indent="false"/>
    </style:style>
    <style:style style:name="P58" style:family="paragraph" style:parent-style-name="Standard" style:list-style-name="L12">
      <style:paragraph-properties fo:margin-left="3.752cm" fo:margin-right="0cm" fo:text-align="justify" style:justify-single-word="false" fo:text-indent="-0.635cm" style:auto-text-indent="false"/>
    </style:style>
    <style:style style:name="P59" style:family="paragraph" style:parent-style-name="Standard" style:list-style-name="L28">
      <style:paragraph-properties fo:margin-left="3.752cm" fo:margin-right="0cm" fo:text-align="justify" style:justify-single-word="false" fo:text-indent="-0.635cm" style:auto-text-indent="false"/>
    </style:style>
    <style:style style:name="P60" style:family="paragraph" style:parent-style-name="Standard" style:list-style-name="L13">
      <style:paragraph-properties fo:margin-left="3.752cm" fo:margin-right="0cm" fo:text-indent="-0.635cm" style:auto-text-indent="false"/>
      <style:text-properties style:font-name="Arial" fo:font-size="11pt" style:font-size-asian="11pt" style:font-size-complex="11pt"/>
    </style:style>
    <style:style style:name="P61" style:family="paragraph" style:parent-style-name="Standard" style:list-style-name="L11">
      <style:paragraph-properties fo:margin-left="3.752cm" fo:margin-right="0cm" fo:text-align="justify" style:justify-single-word="false" fo:text-indent="-0.635cm" style:auto-text-indent="false"/>
      <style:text-properties style:text-underline-style="solid" style:text-underline-width="auto" style:text-underline-color="font-color" fo:font-weight="bold" style:font-weight-asian="bold" style:font-weight-complex="bold"/>
    </style:style>
    <style:style style:name="P62" style:family="paragraph" style:parent-style-name="Standard" style:list-style-name="L28">
      <style:paragraph-properties fo:margin-left="3.752cm" fo:margin-right="0cm" fo:text-align="justify" style:justify-single-word="false" fo:text-indent="-0.635cm" style:auto-text-indent="false"/>
      <style:text-properties style:text-underline-style="none"/>
    </style:style>
    <style:style style:name="P63" style:family="paragraph" style:parent-style-name="Standard" style:list-style-name="L10">
      <style:paragraph-properties fo:margin-left="0cm" fo:margin-right="0cm" fo:text-align="justify" style:justify-single-word="false" fo:text-indent="0cm" style:auto-text-indent="false"/>
    </style:style>
    <style:style style:name="P64" style:family="paragraph" style:parent-style-name="Standard" style:list-style-name="L8">
      <style:paragraph-properties fo:margin-left="1.866cm" fo:margin-right="0cm" fo:text-align="justify" style:justify-single-word="false" fo:text-indent="0cm" style:auto-text-indent="false"/>
    </style:style>
    <style:style style:name="P65" style:family="paragraph" style:parent-style-name="Standard" style:list-style-name="L8">
      <style:paragraph-properties fo:margin-left="1.866cm" fo:margin-right="0cm" fo:text-align="justify" style:justify-single-word="false" fo:text-indent="0cm" style:auto-text-indent="false"/>
      <style:text-properties style:font-name="Arial" fo:font-size="11pt" fo:language="es" fo:country="MX" style:font-size-asian="11pt" style:font-name-complex="Arial" style:font-size-complex="11pt"/>
    </style:style>
    <style:style style:name="P66" style:family="paragraph" style:parent-style-name="Standard">
      <style:paragraph-properties fo:margin-top="0.106cm" fo:margin-bottom="0cm"/>
      <style:text-properties style:font-name-asian="MS Mincho" style:font-name-complex="Arial"/>
    </style:style>
    <style:style style:name="P67" style:family="paragraph" style:parent-style-name="Horizontal_20_Line">
      <style:text-properties style:font-name="Arial" style:text-underline-style="none" fo:font-weight="bold" style:font-weight-asian="bold" style:font-weight-complex="bold"/>
    </style:style>
    <style:style style:name="P68" style:family="paragraph" style:parent-style-name="Horizontal_20_Line">
      <style:text-properties style:font-name="Arial" fo:font-size="11pt" style:font-name-asian="MS Mincho" style:font-size-asian="11pt" style:font-name-complex="Arial" style:font-size-complex="11pt"/>
    </style:style>
    <style:style style:name="P69" style:family="paragraph" style:parent-style-name="Horizontal_20_Line">
      <style:text-properties style:font-name="Arial" fo:font-size="11pt" style:text-underline-style="none" fo:font-weight="bold" style:font-name-asian="MS Mincho" style:font-size-asian="11pt" style:font-weight-asian="bold" style:font-name-complex="Arial" style:font-size-complex="11pt"/>
    </style:style>
    <style:style style:name="P70" style:family="paragraph" style:parent-style-name="Heading_20_6">
      <style:paragraph-properties fo:margin-top="0.212cm" fo:margin-bottom="0cm"/>
      <style:text-properties style:font-name-asian="MS Mincho" style:font-name-complex="Arial"/>
    </style:style>
    <style:style style:name="T1" style:family="text">
      <style:text-properties fo:font-weight="bold"/>
    </style:style>
    <style:style style:name="T2" style:family="text">
      <style:text-properties fo:font-weight="bold" style:font-weight-asian="bold" style:font-name-complex="Arial"/>
    </style:style>
    <style:style style:name="T3" style:family="text">
      <style:text-properties style:font-name-complex="Arial"/>
    </style:style>
    <style:style style:name="T4" style:family="text">
      <style:text-properties style:font-name="Arial"/>
    </style:style>
    <style:style style:name="T5" style:family="text">
      <style:text-properties style:font-name="Arial" fo:font-size="11pt" style:text-underline-style="none" style:font-size-asian="9.60000038146973pt" style:font-size-complex="11pt" style:font-weight-complex="bold"/>
    </style:style>
    <style:style style:name="T6" style:family="text">
      <style:text-properties style:font-name="Arial" fo:font-size="11pt" style:text-underline-style="none" fo:font-weight="bold" style:font-size-asian="9.60000038146973pt" style:font-weight-asian="bold" style:font-name-complex="Arial" style:font-size-complex="11pt" style:font-weight-complex="bold"/>
    </style:style>
    <style:style style:name="T7" style:family="text">
      <style:text-properties style:font-name="Arial" fo:font-size="11pt" style:text-underline-style="none" fo:font-weight="normal" style:font-size-asian="11pt" style:font-weight-asian="normal" style:font-name-complex="Arial" style:font-size-complex="11pt" style:font-weight-complex="normal"/>
    </style:style>
    <style:style style:name="T8" style:family="text">
      <style:text-properties style:font-name="Arial" fo:font-size="11pt" fo:font-weight="bold" style:font-size-asian="11pt" style:font-weight-asian="bold" style:font-name-complex="Arial" style:font-size-complex="11pt" style:font-weight-complex="bold"/>
    </style:style>
    <style:style style:name="T9" style:family="text">
      <style:text-properties style:font-name="Arial" fo:font-size="11pt" style:font-size-asian="11pt" style:font-name-complex="Arial" style:font-size-complex="11pt"/>
    </style:style>
    <style:style style:name="T10" style:family="text">
      <style:text-properties style:font-name="Arial" fo:font-size="11pt" fo:font-weight="normal" style:font-size-asian="11pt" style:font-weight-asian="normal" style:font-name-complex="Arial" style:font-size-complex="11pt" style:font-weight-complex="normal"/>
    </style:style>
    <style:style style:name="T11" style:family="text">
      <style:text-properties style:font-name="Arial" fo:font-size="11pt" fo:font-weight="normal" style:font-name-asian="MS Mincho" style:font-size-asian="11pt" style:font-weight-asian="normal" style:font-name-complex="Arial" style:font-size-complex="11pt" style:font-weight-complex="normal"/>
    </style:style>
    <style:style style:name="T12" style:family="text">
      <style:text-properties style:font-name="Arial" fo:font-size="11pt" fo:language="es" fo:country="MX" fo:font-weight="normal" style:font-size-asian="11pt" style:font-weight-asian="normal" style:font-name-complex="Arial" style:font-size-complex="11pt" style:font-weight-complex="normal"/>
    </style:style>
    <style:style style:name="T13" style:family="text">
      <style:text-properties style:font-name="Arial" fo:font-size="11pt" fo:language="es" fo:country="MX" style:font-size-asian="11pt" style:font-name-complex="Arial" style:font-size-complex="11pt"/>
    </style:style>
    <style:style style:name="T14" style:family="text">
      <style:text-properties style:font-name="Arial" fo:font-size="11pt" fo:language="es" fo:country="MX" fo:font-weight="bold" style:font-size-asian="11pt" style:font-weight-asian="bold" style:font-name-complex="Arial" style:font-size-complex="11pt" style:font-weight-complex="bold"/>
    </style:style>
    <style:style style:name="T15" style:family="text">
      <style:text-properties style:font-name="Arial" fo:font-size="11pt" fo:language="es" fo:country="MX" style:text-underline-style="solid" style:text-underline-width="auto" style:text-underline-color="font-color" fo:font-weight="bold" style:font-size-asian="11pt" style:font-weight-asian="bold" style:font-name-complex="Arial" style:font-size-complex="11pt" style:font-weight-complex="bold"/>
    </style:style>
    <style:style style:name="T16" style:family="text">
      <style:text-properties style:font-name="Arial" fo:font-size="11pt" fo:language="es" fo:country="MX" style:text-underline-style="solid" style:text-underline-width="auto" style:text-underline-color="font-color" fo:font-weight="normal" style:font-size-asian="11pt" style:font-weight-asian="normal" style:font-name-complex="Arial" style:font-size-complex="11pt" style:font-weight-complex="normal"/>
    </style:style>
    <style:style style:name="T17"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18" style:family="text">
      <style:text-properties style:font-name="Arial" fo:font-size="11pt" style:font-name-asian="MS Mincho" style:font-size-asian="11pt" style:font-name-complex="Arial" style:font-size-complex="11pt"/>
    </style:style>
    <style:style style:name="T19" style:family="text">
      <style:text-properties style:font-name="Arial" fo:font-weight="normal" style:font-name-asian="MS Mincho" style:font-weight-asian="normal" style:font-name-complex="Arial" style:font-weight-complex="normal"/>
    </style:style>
    <style:style style:name="T20" style:family="text">
      <style:text-properties fo:font-size="11pt"/>
    </style:style>
    <style:style style:name="T21" style:family="text">
      <style:text-properties fo:font-size="11pt" style:text-underline-style="none" style:font-size-asian="9.60000038146973pt" style:font-size-complex="11pt" style:font-weight-complex="bold"/>
    </style:style>
    <style:style style:name="T22" style:family="text">
      <style:text-properties fo:font-size="11pt" style:text-underline-style="none" fo:font-weight="bold" style:font-size-asian="9.60000038146973pt" style:font-weight-asian="bold" style:font-name-complex="Arial" style:font-size-complex="11pt" style:font-weight-complex="bold"/>
    </style:style>
    <style:style style:name="T23" style:family="text">
      <style:text-properties style:text-underline-style="none"/>
    </style:style>
    <style:style style:name="T24" style:family="text">
      <style:text-properties style:text-underline-style="none" style:font-weight-complex="bold"/>
    </style:style>
    <style:style style:name="T25" style:family="text">
      <style:text-properties style:text-underline-style="none" fo:font-weight="bold" style:font-weight-asian="bold" style:font-name-complex="Arial" style:font-weight-complex="bold"/>
    </style:style>
    <style:style style:name="T26" style:family="text">
      <style:text-properties style:text-underline-style="none" fo:font-weight="normal" style:font-weight-asian="normal" style:font-name-complex="Arial" style:font-weight-complex="normal"/>
    </style:style>
    <style:style style:name="T27" style:family="text">
      <style:text-properties style:text-underline-style="none" style:font-name-complex="Arial"/>
    </style:style>
    <style:style style:name="T28" style:family="text">
      <style:text-properties style:font-size-asian="9.60000038146973pt"/>
    </style:style>
    <style:style style:name="T29" style:family="text">
      <style:text-properties style:font-size-complex="11pt"/>
    </style:style>
    <style:style style:name="T30" style:family="text">
      <style:text-properties style:font-weight-complex="bold"/>
    </style:style>
    <style:style style:name="T31" style:family="text">
      <style:text-properties style:font-weight-asian="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name-complex="Arial" style:font-weight-complex="bold"/>
    </style:style>
    <style:style style:name="T34" style:family="text">
      <style:text-properties style:text-underline-style="solid" style:text-underline-width="auto" style:text-underline-color="font-color" fo:font-weight="normal" style:font-weight-asian="normal" style:font-name-complex="Arial" style:font-weight-complex="normal"/>
    </style:style>
    <style:style style:name="T35" style:family="text">
      <style:text-properties style:text-underline-style="solid" style:text-underline-width="auto" style:text-underline-color="font-color" style:font-weight-complex="bold"/>
    </style:style>
    <style:style style:name="T36" style:family="text">
      <style:text-properties fo:font-weight="normal"/>
    </style:style>
    <style:style style:name="T37" style:family="text">
      <style:text-properties fo:font-weight="normal" style:font-weight-asian="normal" style:font-name-complex="Arial" style:font-weight-complex="normal"/>
    </style:style>
    <style:style style:name="T38" style:family="text">
      <style:text-properties fo:font-weight="normal" style:font-name-asian="MS Mincho" style:font-weight-asian="normal" style:font-name-complex="Arial" style:font-weight-complex="normal"/>
    </style:style>
    <style:style style:name="T39" style:family="text">
      <style:text-properties fo:color="#ff0000" style:text-underline-style="none" fo:font-weight="bold" style:font-weight-asian="bold" style:font-name-complex="Arial" style:font-weight-complex="bold"/>
    </style:style>
    <style:style style:name="T40" style:family="text">
      <style:text-properties fo:color="#ff0000" style:font-name="Arial" fo:font-size="11pt" style:text-underline-style="none" fo:font-weight="bold" style:font-size-asian="11pt" style:font-weight-asian="bold" style:font-name-complex="Arial" style:font-size-complex="11pt" style:font-weight-complex="bold"/>
    </style:style>
    <style:style style:name="T41" style:family="text">
      <style:text-properties fo:color="#ff0000"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42" style:family="text">
      <style:text-properties style:font-size-asian="11pt"/>
    </style:style>
    <style:style style:name="T43" style:family="text">
      <style:text-properties style:font-weight-asian="normal"/>
    </style:style>
    <style:style style:name="T44" style:family="text">
      <style:text-properties style:font-weight-complex="normal"/>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language="es" fo:country="MX"/>
    </style:style>
    <style:style style:name="T48" style:family="text">
      <style:text-properties fo:language="es" fo:country="MX" style:font-name-complex="Arial"/>
    </style:style>
    <style:style style:name="T49" style:family="text">
      <style:text-properties fo:language="es" fo:country="MX" style:text-underline-style="solid" style:text-underline-width="auto" style:text-underline-color="font-color" fo:font-weight="bold" style:font-weight-asian="bold" style:font-name-complex="Arial" style:font-weight-complex="bold"/>
    </style:style>
    <style:style style:name="T50" style:family="text">
      <style:text-properties fo:language="es" fo:country="MX" style:text-underline-style="solid" style:text-underline-width="auto" style:text-underline-color="font-color" fo:font-weight="normal" style:font-weight-asian="normal" style:font-name-complex="Arial" style:font-weight-complex="normal"/>
    </style:style>
    <style:style style:name="T51" style:family="text">
      <style:text-properties fo:language="es" fo:country="MX" fo:font-weight="normal" style:font-weight-asian="normal" style:font-name-complex="Arial" style:font-weight-complex="normal"/>
    </style:style>
    <style:style style:name="T52" style:family="text">
      <style:text-properties fo:language="es" fo:country="MX" style:text-underline-style="none" fo:font-weight="normal" style:font-weight-asian="normal" style:font-name-complex="Arial" style:font-weight-complex="normal"/>
    </style:style>
    <style:style style:name="T53" style:family="text">
      <style:text-properties style:font-name-asian="MS Mincho" style:font-name-complex="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andos Solicitados</text:p>
      <text:p text:style-name="P2"/>
      <text:p text:style-name="P67"/>
      <text:list xml:id="list796974045" text:style-name="L2">
        <text:list-item>
          <text:p text:style-name="P4"><text:span text:style-name="T30">Nombre del comando: invini</text:span></text:p>
        </text:list-item>
      </text:list>
      <text:list xml:id="list117335094" text:style-name="L1">
        <text:list-item>
          <text:p text:style-name="P7"><text:span text:style-name="T3">Archivos de Input:</text:span><text:span text:style-name="T37"> Ninguno.</text:span></text:p>
        </text:list-item>
        <text:list-item>
          <text:p text:style-name="P18"><text:span text:style-name="T2">Archivos de Output:</text:span><text:span text:style-name="T37"> </text:span><text:span text:style-name="T26">Ninguno.</text:span></text:p>
        </text:list-item>
        <text:list-item>
          <text:p text:style-name="P18"><text:span text:style-name="T2">Parámetros:</text:span><text:span text:style-name="T37"> Ninguno.</text:span></text:p>
        </text:list-item>
        <text:list-item>
          <text:p text:style-name="P18"><text:span text:style-name="T2">Opciones:</text:span><text:span text:style-name="T37"> Ninguna.</text:span></text:p>
        </text:list-item>
        <text:list-item>
          <text:p text:style-name="P18"><text:span text:style-name="T25">Ejemplos de invocación con distintos parámetros y valores, indicando en que oportunidad es usado y cuál es el resultado previsto:</text:span></text:p>
        </text:list-item>
      </text:list>
      <text:list xml:id="list1875147713" text:style-name="L6">
        <text:list-header>
          <text:p text:style-name="P39"><text:span text:style-name="T40"/></text:p>
          <text:p text:style-name="P39"><text:span text:style-name="T40">TODO</text:span></text:p>
        </text:list-header>
      </text:list>
      <text:list xml:id="list1859538961" text:continue-list="list117335094" text:style-name="L1">
        <text:list-header>
          <text:p text:style-name="P35"><text:span text:style-name="T7">user@Fiuba:~$ . invini</text:span></text:p>
        </text:list-header>
      </text:list>
      <text:p text:style-name="P17"><text:span text:style-name="T25"/></text:p>
      <text:list xml:id="list1064053791" text:continue-numbering="true" text:style-name="L1">
        <text:list-item>
          <text:p text:style-name="P18"><text:span text:style-name="T25">Listado del código del comando: </text:span><text:span text:style-name="T39">TODO: codigo</text:span></text:p>
        </text:list-item>
      </text:list>
      <text:p text:style-name="P17"/>
      <text:p text:style-name="Horizontal_20_Line"/>
      <text:list xml:id="list159190013" text:continue-list="list796974045" text:style-name="L2">
        <text:list-item>
          <text:p text:style-name="P4"><text:span text:style-name="T30">Nombre del comando: startinvonio</text:span></text:p>
        </text:list-item>
      </text:list>
      <text:list xml:id="list1464041549" text:style-name="L18">
        <text:list-item>
          <text:p text:style-name="P13"><text:span text:style-name="T3">Archivos de Input:</text:span><text:span text:style-name="T37"> Ninguno.</text:span></text:p>
        </text:list-item>
        <text:list-item>
          <text:p text:style-name="P29"><text:span text:style-name="T2">Archivos de Output:</text:span><text:span text:style-name="T37"> </text:span><text:span text:style-name="T26">Ninguno.</text:span></text:p>
        </text:list-item>
        <text:list-item>
          <text:p text:style-name="P29"><text:span text:style-name="T2">Parámetros:</text:span><text:span text:style-name="T37"> Ninguno.</text:span></text:p>
        </text:list-item>
        <text:list-item>
          <text:p text:style-name="P29"><text:span text:style-name="T2">Opciones:</text:span><text:span text:style-name="T37"> Ninguna.</text:span></text:p>
        </text:list-item>
        <text:list-item>
          <text:p text:style-name="P29"><text:span text:style-name="T25">Ejemplos de invocación con distintos parámetros y valores, indicando en que oportunidad es usado y cuál es el resultado previsto:</text:span></text:p>
        </text:list-item>
      </text:list>
      <text:list xml:id="list591908093" text:style-name="L19">
        <text:list-header>
          <text:p text:style-name="P44"><text:span text:style-name="T40"/></text:p>
          <text:p text:style-name="P44"><text:span text:style-name="T40">TODO</text:span></text:p>
        </text:list-header>
      </text:list>
      <text:list xml:id="list550365748" text:continue-list="list1464041549" text:style-name="L18">
        <text:list-header>
          <text:p text:style-name="P45"><text:span text:style-name="T7">user@Fiuba:~$ ./startinvonio</text:span></text:p>
        </text:list-header>
      </text:list>
      <text:p text:style-name="P17"><text:span text:style-name="T25"/></text:p>
      <text:list xml:id="list799322683" text:continue-numbering="true" text:style-name="L18">
        <text:list-item>
          <text:p text:style-name="P29"><text:span text:style-name="T25">Listado del código del comando: </text:span><text:span text:style-name="T39">TODO: codigo</text:span></text:p>
        </text:list-item>
      </text:list>
      <text:p text:style-name="P33"/>
      <text:p text:style-name="Horizontal_20_Line"/>
      <text:list xml:id="list1270245388" text:continue-list="list159190013" text:style-name="L2">
        <text:list-item>
          <text:p text:style-name="P4"><text:span text:style-name="T30">Nombre del comando: stopinvonio</text:span></text:p>
        </text:list-item>
      </text:list>
      <text:list xml:id="list1461007397" text:style-name="L20">
        <text:list-item>
          <text:p text:style-name="P14"><text:span text:style-name="T3">Archivos de Input:</text:span><text:span text:style-name="T37"> Ninguno.</text:span></text:p>
        </text:list-item>
        <text:list-item>
          <text:p text:style-name="P30"><text:span text:style-name="T2">Archivos de Output:</text:span><text:span text:style-name="T37"> </text:span><text:span text:style-name="T26">Ninguno.</text:span></text:p>
        </text:list-item>
        <text:list-item>
          <text:p text:style-name="P30"><text:span text:style-name="T2">Parámetros:</text:span><text:span text:style-name="T37"> Ninguno.</text:span></text:p>
        </text:list-item>
        <text:list-item>
          <text:p text:style-name="P30"><text:span text:style-name="T2">Opciones:</text:span><text:span text:style-name="T37"> Ninguna.</text:span></text:p>
        </text:list-item>
        <text:list-item>
          <text:p text:style-name="P30"><text:span text:style-name="T25">Ejemplos de invocación con distintos parámetros y valores, indicando en que oportunidad es usado y cuál es el resultado previsto:</text:span></text:p>
        </text:list-item>
      </text:list>
      <text:list xml:id="list2118072343" text:style-name="L21">
        <text:list-header>
          <text:p text:style-name="P46"><text:span text:style-name="T40"/></text:p>
          <text:p text:style-name="P46"><text:span text:style-name="T40">TODO</text:span></text:p>
        </text:list-header>
      </text:list>
      <text:list xml:id="list1511279840" text:continue-list="list1461007397" text:style-name="L20">
        <text:list-header>
          <text:p text:style-name="P47"><text:span text:style-name="T7">user@Fiuba:~$ ./stopinvonio</text:span></text:p>
        </text:list-header>
      </text:list>
      <text:p text:style-name="P17"><text:span text:style-name="T25"/></text:p>
      <text:list xml:id="list983441874" text:continue-numbering="true" text:style-name="L20">
        <text:list-item>
          <text:p text:style-name="P30"><text:span text:style-name="T25">Listado del código del comando: </text:span><text:span text:style-name="T39">TODO: codigo</text:span></text:p>
        </text:list-item>
      </text:list>
      <text:p text:style-name="P69"><text:span text:style-name="T30"/></text:p>
      <text:list xml:id="list1891348241" text:continue-list="list1270245388" text:style-name="L2">
        <text:list-item>
          <text:p text:style-name="P20">Nombre del comando: invonio</text:p>
        </text:list-item>
      </text:list>
      <text:list xml:id="list1230119869" text:style-name="L3">
        <text:list-item>
          <text:p text:style-name="P9"><text:span text:style-name="T3">Archivos de Input:</text:span><text:span text:style-name="T37"> </text:span><text:span text:style-name="T26">Los remitos que se encuentran en la carpeta $grupo/arribos.</text:span></text:p>
        </text:list-item>
        <text:list-item>
          <text:p text:style-name="P19"><text:span text:style-name="T2">Archivos de Output: </text:span><text:span text:style-name="T37">Los remitos aceptados se ubican en la carpeta $grupo/recibidos. Los remitos rechazados se colocan en la carpeta $grupo/rechazados.</text:span></text:p>
        </text:list-item>
        <text:list-item>
          <text:p text:style-name="P19"><text:span text:style-name="T2">Parámetros:</text:span><text:span text:style-name="T37"> Ninguno.</text:span></text:p>
        </text:list-item>
        <text:list-item>
          <text:p text:style-name="P19"><text:span text:style-name="T2">Opciones:</text:span><text:span text:style-name="T37"> Ninguna.</text:span></text:p>
        </text:list-item>
        <text:list-item>
          <text:p text:style-name="P19"><text:span text:style-name="T25">Ejemplos de invocación con distintos parámetros y valores, indicando en que </text:span><text:soft-page-break/><text:span text:style-name="T25">oportunidad es usado y cuál es el resultado previsto:</text:span></text:p>
        </text:list-item>
      </text:list>
      <text:list xml:id="list1812917764" text:continue-list="list1875147713" text:style-name="L6">
        <text:list-header>
          <text:p text:style-name="P39"><text:span text:style-name="T40"/></text:p>
          <text:p text:style-name="P39"><text:span text:style-name="T40">TODO</text:span></text:p>
        </text:list-header>
      </text:list>
      <text:list xml:id="list309491516" text:continue-list="list1230119869" text:style-name="L3">
        <text:list-header>
          <text:p text:style-name="P36"><text:span text:style-name="T7">user@Fiuba:~$ ./invonio</text:span></text:p>
        </text:list-header>
      </text:list>
      <text:p text:style-name="P17"><text:span text:style-name="T25"/></text:p>
      <text:list xml:id="list317539251" text:continue-numbering="true" text:style-name="L3">
        <text:list-item>
          <text:p text:style-name="P19"><text:span text:style-name="T25">Listado del código del comando: </text:span><text:span text:style-name="T39">TODO: codigo</text:span></text:p>
        </text:list-item>
      </text:list>
      <text:p text:style-name="P17"/>
      <text:p text:style-name="P67"/>
      <text:list xml:id="list2044016899" text:continue-list="list1891348241" text:style-name="L2">
        <text:list-item>
          <text:p text:style-name="P4"><text:span text:style-name="T30">Nombre del comando: invreci</text:span></text:p>
        </text:list-item>
      </text:list>
      <text:list xml:id="list1955526100" text:style-name="L4">
        <text:list-item>
          <text:p text:style-name="P10"><text:span text:style-name="T3">Archivos de Input:</text:span><text:span text:style-name="T37"> Los remitos procesados por invonio, que se encuentran en la carpeta $grupo/recibidos. Las ordenes de compra global, que se encuentran en la carpeta $grupo/oc.</text:span></text:p>
        </text:list-item>
        <text:list-item>
          <text:p text:style-name="P26"><text:span text:style-name="T2">Archivos de Output:</text:span><text:span text:style-name="T37"> Los remitos</text:span><text:span text:style-name="T26"> aceptados se colocan en la carpeta $grupo/yarecibidos con la extensión aproc. Los remitos rechazados se los ubica en la carpeta $grupo/rechazados.</text:span></text:p>
        </text:list-item>
        <text:list-item>
          <text:p text:style-name="P21"><text:span text:style-name="T2">Parámetros:</text:span><text:span text:style-name="T37"> Ninguno.</text:span></text:p>
        </text:list-item>
        <text:list-item>
          <text:p text:style-name="P21"><text:span text:style-name="T2">Opciones:</text:span><text:span text:style-name="T37"> Ninguna.</text:span></text:p>
        </text:list-item>
        <text:list-item>
          <text:p text:style-name="P21"><text:span text:style-name="T25">Ejemplos de invocación con distintos parámetros y valores, indicando en que oportunidad es usado y cuál es el resultado previsto:</text:span></text:p>
        </text:list-item>
      </text:list>
      <text:p text:style-name="P17"/>
      <text:list xml:id="list1940233533" text:style-name="L15">
        <text:list-header>
          <text:p text:style-name="P27"><text:span text:style-name="T39">TODO</text:span></text:p>
        </text:list-header>
      </text:list>
      <text:list xml:id="list926537259" text:continue-list="list1955526100" text:style-name="L4">
        <text:list-header>
          <text:p text:style-name="P37"><text:span text:style-name="T7">user@Fiuba:~$ . /invreci</text:span></text:p>
        </text:list-header>
      </text:list>
      <text:p text:style-name="P17"><text:span text:style-name="T25"/></text:p>
      <text:list xml:id="list545036935" text:continue-numbering="true" text:style-name="L4">
        <text:list-item>
          <text:p text:style-name="P21"><text:span text:style-name="T25">Listado del código del comando: </text:span><text:span text:style-name="T39">TODO: codigo</text:span></text:p>
        </text:list-item>
      </text:list>
      <text:p text:style-name="P17"/>
      <text:p text:style-name="P67"/>
      <text:list xml:id="list1383583518" text:continue-list="list2044016899" text:style-name="L2">
        <text:list-item>
          <text:p text:style-name="P4"><text:span text:style-name="T30">Nombre del comando: remioc</text:span></text:p>
        </text:list-item>
      </text:list>
      <text:list xml:id="list1240063670" text:style-name="L5">
        <text:list-item>
          <text:p text:style-name="P11"><text:span text:style-name="T3">Archivos de Input:</text:span><text:span text:style-name="T37"> Los remitos</text:span><text:span text:style-name="T26"> aceptados que se encuentran en la carpeta $grupo/yarecibidos con la extensión aproc. Las ordenes de compra global y detalle, que se encuentran en la carpeta $grupo/oc. </text:span></text:p>
        </text:list-item>
        <text:list-item>
          <text:p text:style-name="P25"><text:span text:style-name="T2">Archivos de Output:</text:span><text:span text:style-name="T37"> </text:span><text:span text:style-name="T38">Luego del procesamiento a los remito se les cambia la extensión a proc. y se los coloca en la carpeta $grupo/aceptados.</text:span></text:p>
          <text:p text:style-name="P34"><text:span text:style-name="T18">Al finalizar el proceso de apareo, se generara una nueva versión del archivo de detalle de orden de compra actualizado, que se guarda en la carpeta $grupo/oc. El archivo de detalle de órdenes de compra ocdet posee un número de versión a modo de extensión de archivo. </text:span></text:p>
          <text:p text:style-name="P25"><text:span text:style-name="T53">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span></text:p>
          <text:p text:style-name="P25"><text:span text:style-name="T38"/></text:p>
        </text:list-item>
        <text:list-item>
          <text:p text:style-name="P22"><text:span text:style-name="T2">Parámetros: </text:span><text:span text:style-name="T37">El ingreso de estos parámetros no tiene un orden; pudiéndose ingresar solo uno de ellos, como ambos.</text:span></text:p>
        </text:list-item>
      </text:list>
      <text:list xml:id="list480056197" text:style-name="L8">
        <text:list-item>
          <text:p text:style-name="P53"><text:span text:style-name="T15">Parámetro 1 (opcional):</text:span><text:span text:style-name="T12"> </text:span><text:span text:style-name="T14">Orden</text:span><text:span text:style-name="T12"> / órdenes de compra se quieren conciliar contra el universo de los remitos aceptados a procesar.</text:span></text:p>
          <text:p text:style-name="P64"><text:span text:style-name="T14"/></text:p>
        </text:list-item>
        <text:list-item>
          <text:p text:style-name="P53"><text:span text:style-name="T17">Parámetro 2 (opcional):</text:span><text:span text:style-name="T10"> <text:s/>R</text:span><text:span text:style-name="T12">emito / remitos aceptados se quieren conciliar. </text:span></text:p>
        </text:list-item>
      </text:list>
      <text:list xml:id="list1076215715" text:continue-list="list1240063670" text:style-name="L5">
        <text:list-item>
          <text:p text:style-name="P22"><text:span text:style-name="T2">Opciones:</text:span><text:span text:style-name="T37"> Ninguna.</text:span></text:p>
        </text:list-item>
        <text:list-item>
          <text:p text:style-name="P22"><text:span text:style-name="T25">Ejemplos de invocación con distintos parámetros y valores, indicando en que oportunidad es usado y cuál es el resultado previsto:</text:span></text:p>
          <text:p text:style-name="P22"><text:span text:style-name="T39"/></text:p>
          <text:p text:style-name="P22"><text:span text:style-name="T39">TODO</text:span></text:p>
          <text:p text:style-name="P38"><text:span text:style-name="T7">user@Fiuba:~$ ./remioc</text:span></text:p>
        </text:list-item>
      </text:list>
      <text:p text:style-name="P17"><text:span text:style-name="T25"/></text:p>
      <text:list xml:id="list330488299" text:continue-numbering="true" text:style-name="L5">
        <text:list-item>
          <text:p text:style-name="P22"><text:soft-page-break/><text:span text:style-name="T25">Listado del código del comando: </text:span><text:span text:style-name="T39">TODO: codigo</text:span></text:p>
        </text:list-item>
      </text:list>
      <text:p text:style-name="P17"/>
      <text:p text:style-name="Horizontal_20_Line"/>
      <text:list xml:id="list305336045" text:continue-list="list1383583518" text:style-name="L2">
        <text:list-item>
          <text:p text:style-name="P3">Nombre del comando: occtrl</text:p>
        </text:list-item>
      </text:list>
      <text:list xml:id="list530643774" text:continue-list="list1812917764" text:style-name="L6">
        <text:list-item>
          <text:p text:style-name="P8"><text:span text:style-name="T3">Archivos de Input: </text:span><text:span text:style-name="T37">Las ordenes de compra global y detalles, que se encuentran en la carpeta $grupo/oc.</text:span></text:p>
        </text:list-item>
        <text:list-item>
          <text:p text:style-name="P24"><text:span text:style-name="T2">Archivos de Output: </text:span><text:span text:style-name="T37">Archivo con el resultado del comando; puede ser un archivo especifico o salida standard.</text:span></text:p>
        </text:list-item>
        <text:list-item>
          <text:p text:style-name="P23"><text:span text:style-name="T2">Parámetros:</text:span><text:span text:style-name="T37"> </text:span></text:p>
        </text:list-item>
      </text:list>
      <text:list xml:id="list1261009639" text:continue-list="list480056197" text:style-name="L8">
        <text:list-item text:start-value="1">
          <text:p text:style-name="P53"><text:span text:style-name="T15">Parámetro 1 (opcional):</text:span><text:span text:style-name="T12"> El parámetro permite definir el formato de salida.</text:span></text:p>
          <text:p text:style-name="P64"><text:span text:style-name="T14"/></text:p>
        </text:list-item>
        <text:list-item>
          <text:p text:style-name="P53"><text:span text:style-name="T17">Parámetro 2 (opcional):</text:span><text:span text:style-name="T10"> El parámetro permite definir </text:span><text:span text:style-name="T12">que ordenes de compra se quieren controlar (todas, por rango, especifica)</text:span></text:p>
        </text:list-item>
      </text:list>
      <text:list xml:id="list1773509669" text:style-name="L10">
        <text:list-header>
          <text:p text:style-name="P63"><text:span text:style-name="T10"/></text:p>
        </text:list-header>
      </text:list>
      <text:list xml:id="list263261183" text:continue-list="list530643774" text:style-name="L6">
        <text:list-item>
          <text:p text:style-name="P23"><text:span text:style-name="T2">Opciones:</text:span></text:p>
        </text:list-item>
      </text:list>
      <text:list xml:id="list1889562914" text:continue-list="list1261009639" text:style-name="L8">
        <text:list-item text:start-value="1">
          <text:p text:style-name="P53"><text:span text:style-name="T15">Parámetro 1 (opcional):</text:span><text:span text:style-name="T12"> </text:span></text:p>
        </text:list-item>
      </text:list>
      <text:list xml:id="list1940817654" text:style-name="L11">
        <text:list-item>
          <text:p text:style-name="P56"><text:span text:style-name="T9">-f: </text:span><text:span text:style-name="T10">Se ingresa el nombre del archivo en el que se desea guardar el informe.</text:span></text:p>
        </text:list-item>
        <text:list-item>
          <text:p text:style-name="P56"><text:span text:style-name="T9">-std: </text:span><text:span text:style-name="T10">El informe se mostrara por salida standard.</text:span></text:p>
        </text:list-item>
        <text:list-item>
          <text:p text:style-name="P56"><text:span text:style-name="T9">-b: </text:span><text:span text:style-name="T10">Habilita ambas salidas.</text:span></text:p>
          <text:p text:style-name="P61"><text:span text:style-name="T10"/></text:p>
        </text:list-item>
      </text:list>
      <text:list xml:id="list2087879348" text:continue-list="list1889562914" text:style-name="L8">
        <text:list-item>
          <text:p text:style-name="P53"><text:span text:style-name="T17">Parámetro 2 (opcional):</text:span></text:p>
        </text:list-item>
      </text:list>
      <text:list xml:id="list666836080" text:style-name="L12">
        <text:list-item>
          <text:p text:style-name="P58"><text:span text:style-name="T8">-all:</text:span><text:span text:style-name="T10"> Es el parámetro por defecto. El rango mínimo es 0 y el rango máximo es 999999.</text:span></text:p>
        </text:list-item>
        <text:list-item>
          <text:p text:style-name="P58"><text:span text:style-name="T8">-range:</text:span><text:span text:style-name="T10"> Se ingresa un mínimo y un máximo para determinar un rango.</text:span></text:p>
        </text:list-item>
        <text:list-item>
          <text:p text:style-name="P58"><text:span text:style-name="T8">-single:</text:span><text:span text:style-name="T10"> Se ingresa el número de una orden de compra a buscar.</text:span></text:p>
        </text:list-item>
      </text:list>
      <text:list xml:id="list541017604" text:style-name="L13">
        <text:list-header>
          <text:p text:style-name="P60"><text:span text:style-name="T10"/></text:p>
        </text:list-header>
      </text:list>
      <text:list xml:id="list1183315695" text:continue-list="list263261183" text:style-name="L6">
        <text:list-item>
          <text:p text:style-name="P23"><text:span text:style-name="T25">Ejemplos de invocación con distintos parámetros y valores, indicando en que oportunidad es usado y cuál es el resultado previsto:</text:span></text:p>
          <text:p text:style-name="P23"><text:span text:style-name="T39"/></text:p>
          <text:p text:style-name="P23"><text:span text:style-name="T39">TODO</text:span></text:p>
          <text:p text:style-name="P39"><text:span text:style-name="T7">user@Fiuba:~$ ./occtrl</text:span></text:p>
        </text:list-item>
      </text:list>
      <text:p text:style-name="P17"><text:span text:style-name="T25"/></text:p>
      <text:list xml:id="list81325429" text:continue-numbering="true" text:style-name="L6">
        <text:list-item>
          <text:p text:style-name="P23"><text:span text:style-name="T25">Listado del código del comando: </text:span><text:span text:style-name="T39">TODO: codigo</text:span></text:p>
        </text:list-item>
      </text:list>
      <text:p text:style-name="P68"><text:span text:style-name="T30"/></text:p>
      <text:list xml:id="list686978332" text:continue-list="list305336045" text:style-name="L2">
        <text:list-item>
          <text:p text:style-name="P4"><text:span text:style-name="T30">Nombre del comando: modulo_mover</text:span></text:p>
        </text:list-item>
      </text:list>
      <text:list xml:id="list1512459487" text:style-name="L22">
        <text:list-item>
          <text:p text:style-name="P15"><text:span text:style-name="T3">Archivos de Input:</text:span><text:span text:style-name="T37"> El a</text:span><text:span text:style-name="T51">rchivo definido en el parámetro 1.</text:span></text:p>
        </text:list-item>
        <text:list-item>
          <text:p text:style-name="P31"><text:span text:style-name="T2">Archivos de Output:</text:span><text:span text:style-name="T37"> El a</text:span><text:span text:style-name="T51">rchivo definido en el parámetro 2. El a</text:span><text:span text:style-name="T52">rchivo de Log del comando que la invoca (si corresponde).</text:span></text:p>
        </text:list-item>
        <text:list-item>
          <text:p text:style-name="P49">Parámetros:<text:span text:style-name="T10"> </text:span></text:p>
        </text:list-item>
      </text:list>
      <text:list xml:id="list2105098955" text:continue-list="list2087879348" text:style-name="L8">
        <text:list-item text:start-value="1">
          <text:p text:style-name="P53"><text:span text:style-name="T15">Parámetro 1 (obligatorio):</text:span><text:span text:style-name="T12"> Origen.</text:span></text:p>
          <text:p text:style-name="P64"><text:span text:style-name="T14"/></text:p>
        </text:list-item>
        <text:list-item>
          <text:p text:style-name="P53"><text:span text:style-name="T17">Parámetro 2 (obligatorio):</text:span><text:span text:style-name="T10"> </text:span><text:span text:style-name="T12">Destino.</text:span></text:p>
          <text:p text:style-name="P53"><text:span text:style-name="T16"/></text:p>
        </text:list-item>
        <text:list-item>
          <text:p text:style-name="P53"><text:span text:style-name="T15">Parámetro 3 (obligatorio):</text:span><text:span text:style-name="T12"> El nombre del comando que la invoca.</text:span></text:p>
          <text:p text:style-name="P65"><text:span text:style-name="T37"/></text:p>
        </text:list-item>
      </text:list>
      <text:list xml:id="list184091151" text:continue-list="list1512459487" text:style-name="L22">
        <text:list-item>
          <text:p text:style-name="P31"><text:span text:style-name="T2">Opciones:</text:span><text:span text:style-name="T37"> Ninguna.</text:span></text:p>
        </text:list-item>
        <text:list-item>
          <text:p text:style-name="P31"><text:span text:style-name="T25">Ejemplos de invocación con distintos parámetros y valores, indicando en que oportunidad es usado y cuál es el resultado previsto:</text:span></text:p>
        </text:list-item>
      </text:list>
      <text:list xml:id="list1683820879" text:style-name="L23">
        <text:list-header>
          <text:p text:style-name="P48"><text:span text:style-name="T40"/></text:p>
          <text:p text:style-name="P48"><text:span text:style-name="T40">TODO</text:span></text:p>
        </text:list-header>
      </text:list>
      <text:list xml:id="list2082728212" text:continue-list="list184091151" text:style-name="L22">
        <text:list-header>
          <text:p text:style-name="P49"><text:span text:style-name="T7">user@Fiuba:~$ Mover</text:span></text:p>
        </text:list-header>
      </text:list>
      <text:p text:style-name="P17"><text:span text:style-name="T25"/></text:p>
      <text:list xml:id="list2131961827" text:continue-numbering="true" text:style-name="L22">
        <text:list-item>
          <text:p text:style-name="P31"><text:soft-page-break/><text:span text:style-name="T25">Listado del código del comando: </text:span><text:span text:style-name="T39">TODO: codigo</text:span></text:p>
        </text:list-item>
      </text:list>
      <text:p text:style-name="P33"><text:span text:style-name="T30"/></text:p>
      <text:p text:style-name="P67"/>
      <text:list xml:id="list2005324905" text:continue-list="list686978332" text:style-name="L2">
        <text:list-item>
          <text:p text:style-name="P4"><text:span text:style-name="T30">Nombre del comando: modulo_glog</text:span></text:p>
        </text:list-item>
      </text:list>
      <text:list xml:id="list1177152321" text:style-name="L24">
        <text:list-item>
          <text:p text:style-name="P16"><text:span text:style-name="T3">Archivos de Input:</text:span><text:span text:style-name="T37"> Ninguno.</text:span></text:p>
        </text:list-item>
        <text:list-item>
          <text:p text:style-name="P32"><text:span text:style-name="T2">Archivos de Output:</text:span><text:span text:style-name="T37"> </text:span><text:span text:style-name="T26">Ninguno.</text:span></text:p>
        </text:list-item>
        <text:list-item>
          <text:p text:style-name="P32"><text:span text:style-name="T2">Parámetros:</text:span><text:span text:style-name="T37"> </text:span></text:p>
        </text:list-item>
      </text:list>
      <text:list xml:id="list960993148" text:continue-list="list2105098955" text:style-name="L8">
        <text:list-item text:start-value="1">
          <text:p text:style-name="P53"><text:span text:style-name="T15">Parámetro 1 (obligatorio):</text:span><text:span text:style-name="T12"> El nombre del comando que la invoca.</text:span></text:p>
          <text:p text:style-name="P64"><text:span text:style-name="T14"/></text:p>
        </text:list-item>
        <text:list-item>
          <text:p text:style-name="P53"><text:span text:style-name="T17">Parámetro 2 (obligatorio):</text:span><text:span text:style-name="T10"> </text:span><text:span text:style-name="T12">El mensaje a guardar en el log.</text:span></text:p>
          <text:p text:style-name="P53"><text:span text:style-name="T16"/></text:p>
        </text:list-item>
        <text:list-item>
          <text:p text:style-name="P54"><text:span text:style-name="T49">Parámetro 3 (obligatorio):</text:span><text:span text:style-name="T51"> El tipo de mensaje.</text:span></text:p>
          <text:p text:style-name="P54"><text:span text:style-name="T51"/></text:p>
        </text:list-item>
      </text:list>
      <text:list xml:id="list105362985" text:continue-list="list1177152321" text:style-name="L24">
        <text:list-item>
          <text:p text:style-name="P32"><text:span text:style-name="T2">Opciones:</text:span><text:span text:style-name="T37"> </text:span></text:p>
        </text:list-item>
      </text:list>
      <text:list xml:id="list369901698" text:continue-list="list960993148" text:style-name="L8">
        <text:list-header>
          <text:p text:style-name="P54"><text:span text:style-name="T49"/></text:p>
        </text:list-header>
      </text:list>
      <text:list text:style-name="L8">
        <text:list-item>
          <text:p text:style-name="P53"><text:span text:style-name="T15">Parámetro 3 (obligatorio):</text:span></text:p>
        </text:list-item>
      </text:list>
      <text:list xml:id="list65166678" text:style-name="L28">
        <text:list-item>
          <text:p text:style-name="P59"><text:span text:style-name="T3">I = INFORMATIVO: En el Archivo de Log se registran eventualmente mensajes informativos sobre el curso de ejecución del comando. Ej: Inicio de Ejecución</text:span></text:p>
        </text:list-item>
        <text:list-item>
          <text:p text:style-name="P59"><text:span text:style-name="T3">W = WARNING (de alerta): En el Archivo de Log se registran eventualmente mensajes de alerta sobre el curso de ejecución del comando. Ej: Archivo ya procesado</text:span></text:p>
        </text:list-item>
        <text:list-item>
          <text:p text:style-name="P59"><text:span text:style-name="T3">E = ERROR: En el Archivo de Log se registran SIEMPRE mensajes de error Ej: Archivo Inexistente.</text:span></text:p>
        </text:list-item>
        <text:list-item>
          <text:p text:style-name="P62"><text:span text:style-name="T12">SE = ERROR SEVERO: En el Archivo de Log se registran SIEMPRE mensajes severos de error Ej: Comando Inexistente.</text:span></text:p>
        </text:list-item>
      </text:list>
      <text:p text:style-name="P6"><text:span text:style-name="T37"/></text:p>
      <text:list xml:id="list1722010524" text:continue-list="list105362985" text:style-name="L24">
        <text:list-item>
          <text:p text:style-name="P32"><text:span text:style-name="T25">Ejemplos de invocación con distintos parámetros y valores, indicando en que oportunidad es usado y cuál es el resultado previsto:</text:span></text:p>
        </text:list-item>
      </text:list>
      <text:list xml:id="list1295955324" text:style-name="L25">
        <text:list-header>
          <text:p text:style-name="P50"><text:span text:style-name="T40"/></text:p>
          <text:p text:style-name="P50"><text:span text:style-name="T40">TODO</text:span></text:p>
        </text:list-header>
      </text:list>
      <text:list xml:id="list1337303067" text:continue-list="list1722010524" text:style-name="L24">
        <text:list-header>
          <text:p text:style-name="P51"><text:span text:style-name="T7">user@Fiuba:~$ Glog</text:span></text:p>
        </text:list-header>
      </text:list>
      <text:p text:style-name="P17"><text:span text:style-name="T25"/></text:p>
      <text:list xml:id="list1842876331" text:continue-numbering="true" text:style-name="L24">
        <text:list-item>
          <text:p text:style-name="P32"><text:span text:style-name="T25">Listado del código del comando: </text:span><text:span text:style-name="T39">TODO: codigo</text:span></text:p>
        </text:list-item>
      </text:list>
      <text:p text:style-name="P5"/>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28z0" style:family="text">
      <style:text-properties style:font-name="Symbol"/>
    </style:style>
    <style:style style:name="WW8Num28z1" style:family="text">
      <style:text-properties fo:color="#000000" style:font-name="Symbol"/>
    </style:style>
    <style:style style:name="WW8Num28z2" style:family="text">
      <style:text-properties style:font-name="Wingdings"/>
    </style:style>
    <style:style style:name="WW8Num28z4" style:family="text">
      <style:text-properties style:font-name="Courier New"/>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4cm" fo:text-indent="-0.635cm" fo:margin-left="3.1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5cm" fo:text-indent="-0.635cm" fo:margin-left="6.9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6cm" fo:text-indent="-0.635cm" fo:margin-left="10.7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10-05-07T15:15:49</meta:creation-date>
    <meta:generator>OpenOffice.org/3.1$Linux OpenOffice.org_project/310m19$Build-9420</meta:generator>
    <dc:date>2010-05-07T18:20:47</dc:date>
    <dc:creator>Vero </dc:creator>
    <meta:editing-duration>PT03H04M30S</meta:editing-duration>
    <meta:editing-cycles>53</meta:editing-cycles>
    <meta:document-statistic meta:table-count="0" meta:image-count="0" meta:object-count="0" meta:page-count="4" meta:paragraph-count="107" meta:word-count="1088" meta:character-count="6438"/>
  </office:meta>
</office:document-meta>
</file>